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office:font-face-decls>
  <office:automatic-styles>
    <style:style style:name="P1" style:family="paragraph" style:parent-style-name="Standard">
      <style:text-properties style:font-name="Courier" fo:font-size="13.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lt;!--positionner les balises doctype, html ici --&gt;</text:span></text:p>
      <text:p text:style-name="P1"><text:span text:style-name="T1"/></text:p>
      <text:p text:style-name="P1"><text:span text:style-name="T1"><text:s text:c="2"/>&lt;!-- Ouvrir la balise head ici --&gt;</text:span></text:p>
      <text:p text:style-name="P1"><text:span text:style-name="T1"/></text:p>
      <text:p text:style-name="P1"><text:span text:style-name="T1"><text:s text:c="4"/>&lt;!-- Mettre un titre au document ici --&gt;</text:span></text:p>
      <text:p text:style-name="P1"><text:span text:style-name="T1"/></text:p>
      <text:p text:style-name="P1"><text:span text:style-name="T1"><text:s text:c="2"/>&lt;!-- Fermer la balise head ici --&gt;</text:span></text:p>
      <text:p text:style-name="P1"><text:span text:style-name="T1"/></text:p>
      <text:p text:style-name="P1"><text:span text:style-name="T1">&lt;!-- ouvrir la balise body ici --&gt;</text:span></text:p>
      <text:p text:style-name="P1"><text:span text:style-name="T1"/></text:p>
      <text:p text:style-name="P1"><text:span text:style-name="T1"/></text:p>
      <text:p text:style-name="P1"><text:span text:style-name="T1"><text:tab/>&lt;!-- utiliser blockquote ici <text:s/>--&gt;</text:span></text:p>
      <text:p text:style-name="P1"><text:span text:style-name="T1"><text:tab/></text:span></text:p>
      <text:p text:style-name="P1"><text:span text:style-name="T1"><text:tab/><text:tab/>"Little John: Braddock ! Je vous préviens, attention où vous mettez les pieds !</text:span></text:p>
      <text:p text:style-name="P1"><text:span text:style-name="T1"><text:tab/><text:tab/><text:s/>Braddock : Je mets les pieds où je veux, Little John… et c'est souvent dans la gueule."</text:span></text:p>
      <text:p text:style-name="P1"><text:span text:style-name="T1"><text:tab/><text:tab/></text:span></text:p>
      <text:p text:style-name="P1"><text:span text:style-name="T1"><text:tab/><text:tab/>Chuck Norris, Portés disparus 3 (1988), écrit par Arthur Silver, Larry Levinson, James Bruner, Chuck Norris, Steve Bing</text:span></text:p>
      <text:p text:style-name="P1"><text:span text:style-name="T1"><text:tab/></text:span></text:p>
      <text:p text:style-name="P1"><text:span text:style-name="T1"/></text:p>
      <text:p text:style-name="P1"><text:span text:style-name="T1"><text:tab/>&lt;!--section --&gt;</text:span></text:p>
      <text:p text:style-name="P1"><text:span text:style-name="T1"><text:tab/>Biographie (From Wikipedia)</text:span></text:p>
      <text:p text:style-name="P1"><text:span text:style-name="T1"/></text:p>
      <text:p text:style-name="P1"><text:span text:style-name="T1"/></text:p>
      <text:p text:style-name="P1"><text:span text:style-name="T1">&lt;!--sous section --&gt;</text:span></text:p>
      <text:p text:style-name="P1"><text:span text:style-name="T1"><text:tab/>L'enfance</text:span></text:p>
      <text:p text:style-name="P1"><text:span text:style-name="T1"/></text:p>
      <text:p text:style-name="P1"><text:span text:style-name="T1"><text:tab/>&lt;!--l'image de Chuck Young doit être positionnée ici <text:s/>--&gt;</text:span></text:p>
      <text:p text:style-name="P1"><text:span text:style-name="T1"/></text:p>
      <text:p text:style-name="P1"><text:span text:style-name="T1"/></text:p>
      <text:p text:style-name="P1"><text:span text:style-name="T1"><text:tab/>&lt;!--début paragraphe --&gt;</text:span></text:p>
      <text:p text:style-name="P1"><text:span text:style-name="T1"><text:tab/>Carlos Ray Norris, plus connu en tant que Chuck Norris, est un acteur américain né le 10 mars 1940 à Ryan (Oklahoma). Spécialiste en arts martiaux, il s'est essentiellement consacré au cinéma d'action. Natif de Ryan dans l'Oklahoma, Carlos Ray Norris</text:span></text:p>
      <text:p text:style-name="P1"><text:span text:style-name="T1"><text:tab/><text:tab/>a deux frères cadets dont l'un est le producteur hollywoodien Aaron Norris. Ses parents sont de souche amérindienne (cherokee) et irlandaise. Ses parents divorcent alors qu'il a 16 ans et il déménage en Californie avec sa mère et ses frères. C'est là</text:span></text:p>
      <text:p text:style-name="P1"><text:span text:style-name="T1"><text:tab/><text:tab/>qu'il finit ses études au lycée et se marie rapidement avec sa petite amie, Diane Holechek.</text:span></text:p>
      <text:p text:style-name="P1"><text:span text:style-name="T1"><text:tab/><text:tab/>&lt;!--fin paragraphe --&gt;</text:span></text:p>
      <text:p text:style-name="P1"><text:span text:style-name="T1"/></text:p>
      <text:p text:style-name="P1"><text:span text:style-name="T1"><text:tab/>&lt;!--sous section --&gt;</text:span></text:p>
      <text:p text:style-name="P1"><text:span text:style-name="T1"><text:tab/><text:s/>L'armée</text:span></text:p>
      <text:p text:style-name="P1"><text:span text:style-name="T1"/></text:p>
      <text:p text:style-name="P1"><text:span text:style-name="T1">&lt;!--début paragraphe --&gt;</text:span></text:p>
      <text:p text:style-name="P1"><text:span text:style-name="T1"><text:tab/></text:span></text:p>
      <text:p text:style-name="P1"><text:span text:style-name="T1"><text:tab/><text:tab/>Après son mariage, il rejoint l'US Air Force et est envoyé faire son service militaire à la base d'Osan, en Corée du Sud. C'est là qu'il acquiert le surnom de Chuck et qu'il commence à apprendre le Tangsudo. Il retourne ensuite aux États-Unis,</text:span></text:p>
      <text:p text:style-name="P1"><text:span text:style-name="T1"><text:tab/><text:tab/>dans la base de March, en Californie. Il termine ses services à l'armée en août 1962 sans avoir pris part à un autre combat que les entraînements de la base. </text:span></text:p>
      <text:p text:style-name="P1"><text:span text:style-name="T1">&lt;!--fin paragraphe --&gt;</text:span></text:p>
      <text:p text:style-name="P1"><text:span text:style-name="T1"><text:tab/></text:span></text:p>
      <text:p text:style-name="P1"><text:span text:style-name="T1"/></text:p>
      <text:p text:style-name="P1"><text:span text:style-name="T1">&lt;!--sous section --&gt;</text:span></text:p>
      <text:p text:style-name="P1"><text:span text:style-name="T1"><text:tab/>Les sports de combats</text:span></text:p>
      <text:p text:style-name="P1"><text:span text:style-name="T1"/></text:p>
      <text:p text:style-name="P1"><text:span text:style-name="T1"/></text:p>
      <text:p text:style-name="P1"><text:span text:style-name="T1"><text:tab/>&lt;!--début paragraphe --&gt;</text:span></text:p>
      <text:p text:style-name="P1"><text:span text:style-name="T1"><text:tab/><text:s/>À son retour, il travaille pour la société Northrop Grumman et ouvre une école de Karaté fréquentée par de nombreuses célébrités, dont Steve McQueen. Son fils Mike naît en 1963 suivi par sa fille Dina en 1964 et d'un second fils, Eric, en 1965.</text:span></text:p>
      <text:p text:style-name="P1"><text:span text:style-name="T1"><text:tab/></text:span></text:p>
      <text:p text:style-name="P1"><text:span text:style-name="T1"><text:tab/>Le palmarès de Chuck est impressionnant :</text:span></text:p>
      <text:p text:style-name="P1"><text:span text:style-name="T1"><text:tab/>&lt;!--fin paragraphe --&gt;</text:span></text:p>
      <text:p text:style-name="P1"><text:span text:style-name="T1"/></text:p>
      <text:p text:style-name="P1"><text:span text:style-name="T1"><text:tab/><text:tab/><text:tab/><text:tab/>&lt;!--liste <text:s/>--&gt;</text:span></text:p>
      <text:p text:style-name="P1"><text:span text:style-name="T1"/></text:p>
      <text:p text:style-name="P1"><text:span text:style-name="T1"><text:tab/><text:tab/><text:tab/><text:tab/>Il possède une ceinture noire en Tangsudo et en Taekwondo,</text:span></text:p>
      <text:p text:style-name="P1"><text:span text:style-name="T1"><text:tab/><text:tab/></text:span></text:p>
      <text:p text:style-name="P1"><text:span text:style-name="T1"><text:tab/><text:tab/><text:tab/><text:tab/>il est le fondateur du Chun Kuk Do (La voie universelle).</text:span></text:p>
      <text:p text:style-name="P1"><text:span text:style-name="T1"><text:tab/><text:tab/></text:span></text:p>
      <text:p text:style-name="P1"><text:span text:style-name="T1"><text:tab/><text:tab/><text:tab/><text:tab/>Il a également pratiqué le Karaté(7 fois champion du monde des poids moyens de 1968 à 1974)</text:span></text:p>
      <text:p text:style-name="P1"><text:span text:style-name="T1"><text:tab/><text:tab/></text:span></text:p>
      <text:p text:style-name="P1"><text:span text:style-name="T1"><text:tab/><text:tab/><text:tab/><text:tab/>il a aussi fait du Judo et du Ju-jitsu</text:span></text:p>
      <text:p text:style-name="P1"><text:span text:style-name="T1"><text:tab/></text:span></text:p>
      <text:p text:style-name="P1"><text:span text:style-name="T1"><text:tab/><text:tab/></text:span></text:p>
      <text:p text:style-name="P1"><text:span text:style-name="T1">&lt;!--sous section --&gt;</text:span></text:p>
      <text:p text:style-name="P1"><text:span text:style-name="T1">Le cinéma</text:span></text:p>
      <text:p text:style-name="P1"><text:span text:style-name="T1"><text:tab/><text:tab/>&lt;!--début paragraphe --&gt;</text:span></text:p>
      <text:p text:style-name="P1"><text:span text:style-name="T1"><text:tab/><text:tab/><text:tab/>L'année 1964 marque un tournant dans la vie de Chuck Norris quand il rencontre Bruce</text:span></text:p>
      <text:p text:style-name="P1"><text:span text:style-name="T1"/></text:p>
      <text:p text:style-name="P1"><text:span text:style-name="T1"><text:tab/><text:tab/><text:tab/>&lt;!--l'image de Chuck Beware ici <text:s text:c="2"/>--&gt;</text:span></text:p>
      <text:p text:style-name="P1"><text:span text:style-name="T1"><text:tab/><text:tab/><text:tab/></text:span></text:p>
      <text:p text:style-name="P1"><text:span text:style-name="T1"/></text:p>
      <text:p text:style-name="P1"><text:span text:style-name="T1"><text:tab/><text:tab/><text:tab/>Lee. Malgré une amitié affichée entre les deux hommes, il semble cependant que leurs relations ont été parfois tumultueuses. En 1968, Norris devient champion de Karaté dans la catégorie poids moyen, et en 1969, il remporte la triple couronne en Karaté</text:span></text:p>
      <text:p text:style-name="P1"><text:span text:style-name="T1"><text:tab/><text:tab/><text:tab/>pour le record des tournois remportés dans l'année, et le titre de combattant de l'année par le Black Belt Magazine. C'est en 1968 qu'il débute au cinéma, dans The Wrecking Crew. En 1970, son plus jeune frère Weiland meurt au Viêt Nam : Chuck lui dédiera</text:span></text:p>
      <text:p text:style-name="P1"><text:span text:style-name="T1"><text:tab/><text:tab/><text:tab/>plus tard son film Portés disparus. En 1972, il joue avec Bruce Lee dans </text:span></text:p>
      <text:p text:style-name="P1"><text:span text:style-name="T1"><text:tab/><text:tab/><text:tab/>&lt;!-- lien externe vers <text:s/>"http://www.imdb.com/title/tt0068935/" libellé par "La Fureur du dragon". <text:s/>--&gt;</text:span></text:p>
      <text:p text:style-name="P1"><text:span text:style-name="T1"><text:tab/><text:tab/><text:tab/>, et en 1974, McQueen l'encourage à prendre des cours d'art dramatique au MGM Studio, sous la férule de</text:span></text:p>
      <text:p text:style-name="P1"><text:span text:style-name="T1"><text:tab/><text:tab/><text:tab/>Jonathan Harris. Il enchaîne alors les succès avec des séries de films : Invasion U.S.A., Portés disparus ou encore Delta Force. Après trente ans de mariage, Norris et Holechek divorcent. En 1990, Norris crée l'association Kick Drugs Out of America,</text:span></text:p>
      <text:p text:style-name="P1"><text:span text:style-name="T1"><text:tab/><text:tab/><text:tab/>renommée depuis Kick Start. Mais à la fin des années 1980, Norris ne remplit plus autant les salles, et son producteur principal Cannon Group, à l'origine de ses films, est racheté par la MGM après sa banqueroute. Il se tourne alors vers la télévision</text:span></text:p>
      <text:p text:style-name="P1"><text:span text:style-name="T1"><text:tab/><text:tab/><text:tab/>en se lançant en 1993 dans la série Walker, Texas Ranger. Cette série est un succès : elle compte neuf saisons et continue d'être diffusée sur de très nombreuses chaînes à travers le monde.</text:span></text:p>
      <text:p text:style-name="P1"><text:span text:style-name="T1"><text:tab/><text:tab/><text:tab/>&lt;!--fin paragraphe --&gt;</text:span></text:p>
      <text:p text:style-name="P1"><text:span text:style-name="T1"/></text:p>
      <text:p text:style-name="P1"><text:span text:style-name="T1">&lt;!--sous section --&gt;</text:span></text:p>
      <text:p text:style-name="P1"><text:span text:style-name="T1"><text:tab/><text:tab/>Ces vingt dernières années</text:span></text:p>
      <text:p text:style-name="P1"><text:span text:style-name="T1"><text:tab/><text:tab/>&lt;!--début paragraphe --&gt;</text:span></text:p>
      <text:p text:style-name="P1"><text:span text:style-name="T1"><text:tab/><text:tab/>En 1994, aux Survivor Series (pay-per-view de la WWE), il arbitre un Special Guest Referee Casket Match entre The Undertaker et Yokozuna. En 1997, il obtient un 8e dan (degré) en Taekwondo, qui en comporte 10. </text:span></text:p>
      <text:p text:style-name="P1"><text:span text:style-name="T1"><text:tab/><text:tab/>&lt;!-- mettre en emphase cette phrase --&gt;</text:span></text:p>
      <text:p text:style-name="P1"><text:span text:style-name="T1"><text:tab/><text:tab/>Cette distinction le hisse au rang de Grand</text:span></text:p>
      <text:p text:style-name="P1"><text:span text:style-name="T1"><text:tab/><text:tab/><text:tab/>Maître. Il est un des premiers occidentaux à qui elle a été attribuée. </text:span></text:p>
      <text:p text:style-name="P1"><text:span text:style-name="T1"/></text:p>
      <text:p text:style-name="P1"><text:span text:style-name="T1"/></text:p>
      <text:p text:style-name="P1"><text:span text:style-name="T1"><text:tab/><text:tab/><text:tab/>Il se remarie, en 1998, avec l'ancien mannequin Gena O'Kelley qui lui a donné des jumeaux en 2002 : Dakota Alan Norris, un garçon, et Danilee Kelly Norris, une fille.</text:span></text:p>
      <text:p text:style-name="P1"><text:span text:style-name="T1"><text:tab/><text:tab/>&lt;!--fin paragraphe --&gt;</text:span></text:p>
      <text:p text:style-name="P1"><text:span text:style-name="T1"/></text:p>
      <text:p text:style-name="P1"><text:span text:style-name="T1"/></text:p>
      <text:p text:style-name="P1"><text:span text:style-name="T1">&lt;!--section --&gt;</text:span></text:p>
      <text:p text:style-name="P1"><text:span text:style-name="T1"><text:tab/><text:tab/>Les sites amis </text:span></text:p>
      <text:p text:style-name="P1"><text:span text:style-name="T1"><text:tab/><text:tab/>&lt;!--liste <text:s/>--&gt;</text:span></text:p>
      <text:p text:style-name="P1"><text:span text:style-name="T1"/></text:p>
      <text:p text:style-name="P1"><text:span text:style-name="T1"><text:tab/><text:tab/><text:tab/>&lt;!-- lien externe <text:s/>libellé par "chucknorrisfacts". <text:s/>--&gt;</text:span></text:p>
      <text:p text:style-name="P1"><text:span text:style-name="T1"><text:tab/><text:tab/><text:s/><text:tab/>http://www.chucknorrisfacts.fr</text:span></text:p>
      <text:p text:style-name="P1"><text:span text:style-name="T1"><text:tab/><text:tab/><text:s/><text:tab/>&lt;!-- lien externe <text:s/>libellé par "mulletjunky" <text:s/>--&gt;</text:span></text:p>
      <text:p text:style-name="P1"><text:span text:style-name="T1"><text:tab/><text:tab/><text:s/><text:tab/>http://www.mulletjunky.com/picfix3.htm</text:span></text:p>
      <text:p text:style-name="P1"><text:span text:style-name="T1"><text:tab/><text:tab/><text:s/><text:tab/>&lt;!-- lien externe <text:s/>libellé par "stevenseagal.com" <text:s/>--&gt;</text:span></text:p>
      <text:p text:style-name="P1"><text:span text:style-name="T1"><text:tab/><text:tab/><text:s/><text:tab/>http://stevenseagal.com</text:span></text:p>
      <text:p text:style-name="P1"><text:span text:style-name="T1"><text:tab/><text:tab/></text:span></text:p>
      <text:p text:style-name="P1"><text:span text:style-name="T1"/></text:p>
      <text:p text:style-name="P1"><text:span text:style-name="T1">&lt;!--section --&gt;</text:span></text:p>
      <text:p text:style-name="P1"><text:span text:style-name="T1"><text:tab/><text:tab/>Le Top 10 des derniers facts proposés </text:span></text:p>
      <text:p text:style-name="P1"><text:span text:style-name="T1"><text:tab/><text:tab/></text:span></text:p>
      <text:p text:style-name="P1"><text:span text:style-name="T1"><text:tab/><text:tab/>&lt;!--liste numérotée --&gt;</text:span></text:p>
      <text:p text:style-name="P1"><text:span text:style-name="T1"><text:tab/><text:tab/><text:tab/>Le calendrier de Chuck Norris passe du 31 mars au 2 avril. Personne ne fait de blague à Chuck. </text:span></text:p>
      <text:p text:style-name="P1"><text:span text:style-name="T1"><text:tab/><text:tab/><text:tab/>Quand Chuck Norris fait une prise de sang, il refuse la seringue et demande un fusil à pompe et une bassine. </text:span></text:p>
      <text:p text:style-name="P1"><text:span text:style-name="T1"><text:tab/><text:tab/><text:tab/>Les extra-terrestres existent : ils attendent juste que Chuck Norris meure avant de passer à l´attaque.</text:span></text:p>
      <text:p text:style-name="P1"><text:span text:style-name="T1"><text:tab/><text:tab/><text:tab/>Chuck Norris peut applaudir d´une seule main. </text:span></text:p>
      <text:p text:style-name="P1"><text:span text:style-name="T1"><text:tab/><text:tab/><text:tab/>Chuck Norris ne dort pas. Il attend. </text:span></text:p>
      <text:p text:style-name="P1"><text:span text:style-name="T1"><text:tab/><text:tab/><text:tab/>La semence de Chuck Norris ne contient qu´un seul spermatozoïde : celui qui a tué tous les autres. </text:span></text:p>
      <text:p text:style-name="P1"><text:span text:style-name="T1"><text:tab/><text:tab/><text:tab/>Les amnésiques se souviennent quand même de Chuck Norris. </text:span></text:p>
      <text:p text:style-name="P1"><text:span text:style-name="T1"><text:tab/><text:tab/><text:tab/>Certaines personnes portent un pyjama Superman. Superman porte un pyjama Chuck Norris.</text:span></text:p>
      <text:p text:style-name="P1"><text:span text:style-name="T1"><text:tab/><text:tab/><text:tab/>Chuck Norris donne fréquemment du sang à la Croix-Rouge. Mais jamais le sien.</text:span></text:p>
      <text:p text:style-name="P1"><text:span text:style-name="T1"><text:tab/><text:tab/><text:tab/>Chuck Norris et Superman ont fait un bras de fer, le perdant devait mettre son slip par dessus son pantalon.</text:span></text:p>
      <text:p text:style-name="P1"><text:span text:style-name="T1"><text:tab/></text:span></text:p>
      <text:p text:style-name="P1"><text:span text:style-name="T1"/></text:p>
      <text:p text:style-name="P1"><text:span text:style-name="T1"/></text:p>
      <text:p text:style-name="P1"><text:span text:style-name="T1">&lt;!-- lien interne qui permet de revenir par clic au début de la page avec des ancres et avec libellé "Retour au début" --&gt;</text:span></text:p>
      <text:p text:style-name="P1"><text:span text:style-name="T1"><text:s/>Retour au début</text:span></text:p>
      <text:p text:style-name="P1"><text:span text:style-name="T1"><text:tab/><text:tab/></text:span></text:p>
      <text:p text:style-name="P1"><text:span text:style-name="T1"/></text:p>
      <text:p text:style-name="P1"><text:span text:style-name="T1">&lt;!-- fermer la balise body et html ici --&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3</meta:generator>
  </office:meta>
</office:document-meta>
</file>